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3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tYbjzIuPFs6HpQXqn5J0Er4J3xxyYV37lh2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1:16:58.788166031</meta:creation-date>
    <dc:date>2021-09-23T13:29:09.219458510</dc:date>
    <meta:editing-duration>PT2H2M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2.2$Linux_X86_64 LibreOffice_project/40$Build-2</meta:generator>
  </office:meta>
</office:document-meta>
</file>